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deded" draw:fill-gradient-name="Gradient_20_18" draw:textarea-horizontal-align="right" draw:textarea-vertical-align="bottom" draw:auto-grow-height="false"/>
    </style:style>
    <style:style style:name="gr2" style:family="graphic" style:parent-style-name="standard">
      <style:graphic-properties draw:stroke="dash" draw:stroke-dash="Ultrafine_20_Dashed" draw:fill="gradient" draw:fill-color="#ffffff" draw:fill-gradient-name="Gradient_20_18" draw:textarea-horizontal-align="justify" draw:textarea-vertical-align="top" draw:auto-grow-height="false"/>
    </style:style>
    <style:style style:name="gr3" style:family="graphic" style:parent-style-name="standard">
      <style:graphic-properties draw:stroke="dash" draw:stroke-dash="Ultrafine_20_Dashed" draw:fill-color="#ffffff" draw:textarea-horizontal-align="justify" draw:textarea-vertical-align="bottom" draw:auto-grow-height="false"/>
    </style:style>
    <style:style style:name="gr4" style:family="graphic" style:parent-style-name="standard">
      <style:graphic-properties draw:fill-color="#87a2f2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gradient" draw:fill-color="#ffffff" draw:fill-gradient-name="Gradient_20_25" draw:textarea-horizontal-align="justify" draw:textarea-vertical-align="top" draw:auto-grow-height="false"/>
    </style:style>
    <style:style style:name="gr8" style:family="graphic" style:parent-style-name="standard">
      <style:graphic-properties draw:fill-color="#ffffff" draw:opacity="50%" draw:textarea-horizontal-align="justify" draw:textarea-vertical-align="middle" draw:auto-grow-height="false" fo:min-height="0cm" fo:min-width="0cm" draw:shadow-opacity="50%"/>
    </style:style>
    <style:style style:name="gr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4.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gradient" draw:fill-color="#ffffff" draw:fill-gradient-name="Gradient_20_17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55cm" svg:height="15.875cm" svg:x="2.57cm" svg:y="4.55cm">
          <text:p text:style-name="P1">Creol Object</text:p>
          <draw:enhanced-geometry svg:viewBox="0 0 21600 21600" draw:path-stretchpoint-x="10800" draw:path-stretchpoint-y="10800" draw:text-areas="?f3 ?f4 ?f5 ?f6" draw:type="round-rectangle" draw:modifiers="1803.909643788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5.08cm" svg:height="3.175cm" svg:x="10.19cm" svg:y="5.82cm">
          <text:p text:style-name="P1">ru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id="id7" draw:layer="layout" svg:width="5.715cm" svg:height="5.715cm" svg:x="10.19cm" svg:y="13.44cm">
            <text:p text:style-name="P1">Thread Poo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259cm" svg:height="2.258cm" svg:x="11.46cm" svg:y="15.345cm">
            <text:p text:style-name="P1">Method 3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5" draw:text-style-name="P1" draw:id="id4" draw:layer="layout" svg:width="3.175cm" svg:height="1.27cm" svg:x="20.685cm" svg:y="2.845cm">
          <text:p text:style-name="P1">Client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" draw:layer="layout" svg:width="3.175cm" svg:height="1.27cm" svg:x="17.51cm" svg:y="2.845cm">
          <text:p text:style-name="P1">Client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" draw:layer="layout" svg:width="3.175cm" svg:height="1.27cm" svg:x="14.335cm" svg:y="2.845cm">
          <text:p text:style-name="P1">Client 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5.922cm" svg:y1="4.115cm" svg:x2="20.668cm" svg:y2="7.725cm" draw:start-shape="id1" draw:start-glue-point="2" draw:end-shape="id2" draw:end-glue-point="5" svg:d="m15922 4115c0 2709 4746 904 4746 3610">
          <text:p/>
        </draw:connector>
        <draw:connector draw:style-name="gr6" draw:text-style-name="P1" draw:layer="layout" draw:type="curve" svg:x1="19.097cm" svg:y1="4.115cm" svg:x2="20.668cm" svg:y2="7.725cm" draw:start-shape="id3" draw:start-glue-point="2" draw:end-shape="id2" draw:end-glue-point="5" svg:d="m19097 4115c0 2709 1571 904 1571 3610">
          <text:p/>
        </draw:connector>
        <draw:connector draw:style-name="gr6" draw:text-style-name="P1" draw:layer="layout" draw:type="curve" svg:x1="22.272cm" svg:y1="4.115cm" svg:x2="20.668cm" svg:y2="7.725cm" draw:start-shape="id4" draw:start-glue-point="2" draw:end-shape="id2" draw:end-glue-point="5" svg:d="m22272 4115c0 2709-1604 904-1604 3610">
          <text:p/>
        </draw:connector>
        <draw:custom-shape draw:style-name="gr7" draw:text-style-name="P1" draw:id="id2" draw:layer="layout" svg:width="4.445cm" svg:height="6.35cm" svg:x="18.445cm" svg:y="7.7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" draw:layer="layout" svg:width="1.27cm" svg:height="1.27cm" svg:x="20.315cm" svg:y="12.07cm">
          <text:p text:style-name="P1">M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7cm" svg:height="1.27cm" svg:x="19.045cm" svg:y="10.165cm">
          <text:p text:style-name="P1">M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27cm" svg:height="1.27cm" svg:x="20.95cm" svg:y="10.165cm">
          <text:p text:style-name="P1">M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curve" svg:x1="18.445cm" svg:y1="10.9cm" svg:x2="15.27cm" svg:y2="7.407cm" draw:start-shape="id2" draw:end-shape="id5" draw:end-glue-point="1" svg:d="m18445 10900c-2380 0-793-3493-3175-3493">
          <text:p/>
        </draw:connector>
        <draw:connector draw:style-name="gr6" draw:text-style-name="P1" draw:layer="layout" draw:type="curve" svg:x1="10.19cm" svg:y1="7.407cm" svg:x2="6.38cm" svg:y2="9.63cm" draw:start-shape="id5" draw:start-glue-point="3" draw:end-shape="id6" draw:end-glue-point="0" svg:d="m10190 7407c-2540 0-3810 741-3810 2223">
          <text:p/>
        </draw:connector>
        <draw:frame draw:style-name="gr10" draw:layer="layout" svg:width="5.51cm" svg:height="0.962cm" svg:x="18.015cm" svg:y="6.128cm">
          <draw:text-box>
            <text:p>ps: Process Store</text:p>
          </draw:text-box>
        </draw:frame>
        <draw:frame draw:style-name="gr11" draw:layer="layout" svg:width="1.7cm" svg:height="0.962cm" svg:x="15.103cm" svg:y="10.038cm">
          <draw:text-box>
            <text:p>take</text:p>
          </draw:text-box>
        </draw:frame>
        <draw:frame draw:style-name="gr11" draw:layer="layout" svg:width="2.331cm" svg:height="0.962cm" svg:x="5.11cm" svg:y="7.398cm">
          <draw:text-box>
            <text:p>invoke</text:p>
          </draw:text-box>
        </draw:frame>
        <draw:custom-shape draw:style-name="gr12" draw:text-style-name="P1" draw:id="id6" draw:layer="layout" svg:width="6.35cm" svg:height="3.175cm" svg:x="3.205cm" svg:y="9.63cm">
          <text:p text:style-name="P1">es: Executor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6.38cm" svg:y1="12.805cm" svg:x2="10.19cm" svg:y2="16.297cm" draw:start-shape="id6" draw:start-glue-point="2" draw:end-shape="id7" draw:end-glue-point="3" svg:d="m6380 12805c0 2328 1270 3492 3810 3492">
          <text:p/>
        </draw:connector>
        <draw:frame draw:style-name="gr11" draw:layer="layout" svg:width="1.45cm" svg:height="0.962cm" svg:x="5.745cm" svg:y="15.653cm">
          <draw:text-box>
            <text:p>call</text:p>
          </draw:text-box>
        </draw:frame>
        <draw:connector draw:style-name="gr13" draw:text-style-name="P1" draw:layer="layout" draw:type="curve" svg:x1="15.905cm" svg:y1="16.297cm" svg:x2="20.668cm" svg:y2="14.075cm" draw:start-shape="id7" draw:start-glue-point="1" draw:end-shape="id2" draw:end-glue-point="7" svg:d="m15905 16297c3176 0 4763-740 4763-2222">
          <text:p/>
        </draw:connector>
        <draw:frame draw:style-name="gr11" draw:layer="layout" svg:width="1.556cm" svg:height="0.962cm" svg:x="20.35cm" svg:y="15.018cm">
          <draw:text-box>
            <text:p>add</text:p>
          </draw:text-box>
        </draw:frame>
        <draw:frame draw:style-name="gr11" draw:layer="layout" svg:width="1.556cm" svg:height="0.962cm" svg:x="20.664cm" svg:y="4.523cm">
          <draw:text-box>
            <text:p>ad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7" draw:display-name="Gradient 17" draw:style="linear" draw:start-color="#ffd840" draw:end-color="#ffaa20" draw:start-intensity="100%" draw:end-intensity="100%" draw:angle="0" draw:border="20%"/>
    <draw:gradient draw:name="Gradient_20_18" draw:display-name="Gradient 18" draw:style="linear" draw:start-color="#e6e6e6" draw:end-color="#cccccc" draw:start-intensity="100%" draw:end-intensity="100%" draw:angle="0" draw:border="20%"/>
    <draw:gradient draw:name="Gradient_20_25" draw:display-name="Gradient 25" draw:style="linear" draw:start-color="#87a2f2" draw:end-color="#5c7bed" draw:start-intensity="100%" draw:end-intensity="100%" draw:angle="0" draw:border="2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162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hrooz Nobakht</meta:initial-creator>
    <meta:creation-date>2011-02-14T10:10:28</meta:creation-date>
    <dc:date>2011-02-21T17:45:22</dc:date>
    <dc:creator>Behrooz Nobakht</dc:creator>
    <meta:editing-duration>PT02H13M41S</meta:editing-duration>
    <meta:editing-cycles>13</meta:editing-cycles>
    <meta:generator>OpenOffice.org/3.2$Linux OpenOffice.org_project/320m19$Build-9505</meta:generator>
    <meta:document-statistic meta:object-count="26"/>
  </office:meta>
</office:document-meta>
</file>